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81"/>ASSIGNMENT-3</text:span></text:p>
      <text:p text:style-name="P1"/>
      <text:p text:style-name="Standard"><text:span text:style-name="T1">Write pyhton code for blinking LED and traffic lights for Raspberry Pi.</text:span></text:p>
      <text:p text:style-name="P1"/>
      <text:p text:style-name="Standard"><text:span text:style-name="T1">from gpiozero import LED</text:span></text:p>
      <text:p text:style-name="Standard"><text:span text:style-name="T1">red = LED(22)</text:span></text:p>
      <text:p text:style-name="Standard"><text:span text:style-name="T1">amber = LED(27)</text:span></text:p>
      <text:p text:style-name="Standard"><text:span text:style-name="T1">green = LED(17)</text:span></text:p>
      <text:p text:style-name="P1"/>
      <text:p text:style-name="Standard"><text:span text:style-name="T1">red.blink(1,1)</text:span></text:p>
      <text:p text:style-name="Standard"><text:span text:style-name="T1">amber.blink(2,2)</text:span></text:p>
      <text:p text:style-name="Standard"><text:span text:style-name="T1">green.blink(3,3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0.529cm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pin L</meta:initial-creator>
    <dc:creator>vipin L</dc:creator>
    <meta:editing-cycles>2</meta:editing-cycles>
    <meta:creation-date>2022-10-05T14:15:00</meta:creation-date>
    <dc:date>2022-10-05T14:15:00</dc:date>
    <meta:editing-duration>P0D</meta:editing-duration>
    <meta:generator>LibreOffice/6.4.7.2$Linux_X86_64 LibreOffice_project/40$Build-2</meta:generator>
    <meta:document-statistic meta:table-count="0" meta:image-count="0" meta:object-count="0" meta:page-count="1" meta:paragraph-count="9" meta:word-count="29" meta:character-count="277" meta:non-whitespace-character-count="1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